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Portfolio-title" style:list-style-name="L1">
      <style:graphic-properties draw:auto-grow-height="true" fo:min-height="5.5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9.135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text-align="center"/>
      <style:text-properties fo:language="ru" fo:country="RU"/>
    </style:style>
    <style:style style:name="P2" style:family="paragraph">
      <style:paragraph-properties fo:text-align="center"/>
      <style:text-properties fo:text-transform="uppercase" style:font-name="Ubuntu" fo:font-size="30pt" fo:language="ru" fo:country="RU" fo:font-weight="bold" style:font-size-asian="30pt" style:font-name-complex="Ubuntu" style:font-size-complex="30pt"/>
    </style:style>
    <style:style style:name="P3" style:family="paragraph">
      <loext:graphic-properties draw:fill="none"/>
      <style:paragraph-properties fo:text-align="center"/>
      <style:text-properties fo:text-transform="uppercase" style:font-name="Ubuntu" fo:font-size="30pt" fo:language="ru" fo:country="RU" fo:font-weight="bold" style:font-size-asian="30pt" style:font-name-complex="Ubuntu" style:font-size-complex="30pt"/>
    </style:style>
    <style:style style:name="P4" style:family="paragraph">
      <loext:graphic-properties draw:fill-color="#ffffff"/>
      <style:text-properties fo:language="ru" fo:country="RU"/>
    </style:style>
    <style:style style:name="P5" style:family="paragraph">
      <style:paragraph-properties fo:margin-top="0.42cm" fo:margin-bottom="0.35cm"/>
      <style:text-properties fo:font-size="44pt" fo:language="ru" fo:country="RU" style:font-size-asian="44pt" style:font-size-complex="44pt"/>
    </style:style>
    <style:style style:name="P6" style:family="paragraph">
      <style:paragraph-properties fo:margin-top="0.42cm" fo:margin-bottom="0.35cm"/>
      <style:text-properties fo:font-size="30pt" fo:language="ru" fo:country="RU" style:font-size-asian="30pt" style:font-size-complex="30pt"/>
    </style:style>
    <style:style style:name="P7" style:family="paragraph">
      <style:paragraph-properties fo:margin-top="0.42cm" fo:margin-bottom="0.35cm" fo:text-align="start"/>
      <style:text-properties fo:font-size="20pt" fo:language="ru" fo:country="RU" style:font-size-asian="20pt" style:font-size-complex="20pt"/>
    </style:style>
    <style:style style:name="P8" style:family="paragraph">
      <style:paragraph-properties fo:text-align="start"/>
      <style:text-properties fo:language="ru" fo:country="RU"/>
    </style:style>
    <style:style style:name="P9" style:family="paragraph">
      <style:paragraph-properties fo:margin-top="0.42cm" fo:margin-bottom="0.35cm"/>
      <style:text-properties fo:font-size="15.3999996185303pt" fo:language="ru" fo:country="RU" style:font-size-asian="15.3999996185303pt" style:font-size-complex="15.3999996185303pt"/>
    </style:style>
    <style:style style:name="P10" style:family="paragraph">
      <style:text-properties fo:language="ru" fo:country="RU"/>
    </style:style>
    <style:style style:name="P11" style:family="paragraph">
      <style:paragraph-properties fo:margin-top="0.42cm" fo:margin-bottom="0.35cm"/>
      <style:text-properties fo:font-size="15pt" fo:language="ru" fo:country="RU" style:font-size-asian="15pt" style:font-size-complex="15pt"/>
    </style:style>
    <style:style style:name="P12" style:family="paragraph">
      <style:paragraph-properties fo:margin-top="0.42cm" fo:margin-bottom="0.35cm" fo:text-align="start"/>
      <style:text-properties fo:font-size="15pt" fo:language="ru" fo:country="RU" style:font-size-asian="15pt" style:font-size-complex="15pt"/>
    </style:style>
    <style:style style:name="P13" style:family="paragraph">
      <style:paragraph-properties fo:margin-top="0.42cm" fo:margin-bottom="0.35cm"/>
      <style:text-properties fo:font-size="10pt" fo:language="ru" fo:country="RU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0pt" fo:language="ru" fo:country="RU" style:font-size-asian="10pt" style:font-size-complex="10pt"/>
    </style:style>
    <style:style style:name="T1" style:family="text">
      <style:text-properties fo:text-transform="uppercase" style:font-name="Ubuntu" fo:font-size="20pt" fo:font-weight="bold" style:font-size-asian="20pt" style:font-name-complex="Ubuntu" style:font-size-complex="20pt"/>
    </style:style>
    <style:style style:name="T2" style:family="text">
      <style:text-properties fo:text-transform="uppercase" style:font-name="Ubuntu" fo:font-size="30pt" fo:font-weight="bold" style:font-size-asian="30pt" style:font-name-complex="Ubuntu" style:font-size-complex="3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5.3999996185303pt" style:font-size-asian="15.3999996185303pt" style:font-size-complex="15.3999996185303pt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5.573cm" svg:x="2cm" svg:y="1cm" presentation:class="title" presentation:user-transformed="true">
          <draw:text-box>
            <text:p text:style-name="P1"><text:span text:style-name="T1">МИНИСТЕРСТВО НАУКИ И ВЫСШЕГО ОБРАЗОВАНИЯ РФ</text:span><text:span text:style-name="T1"><text:line-break/></text:span><text:span text:style-name="T1">ФЕДЕРАЛЬНОЕ ГОСУДАРСТВЕННОЕ БЮДЖЕТНОЕ </text:span><text:span text:style-name="T1"><text:line-break/></text:span><text:span text:style-name="T1">ОБРАЗОВАТЕЛЬНОЕ УЧРЕЖДЕНИЕ ВЫСШЕГО ОБРАЗОВАНИЯ </text:span><text:span text:style-name="T1"><text:line-break/></text:span><text:span text:style-name="T1">«ВЯТСКИЙ ГОСУДАРСТВЕННЫЙ УНИВЕРСИТЕТ»</text:span><text:span text:style-name="T1"><text:line-break/></text:span><text:span text:style-name="T1">Институт математики и информационных систем</text:span><text:span text:style-name="T1"><text:line-break/></text:span><text:span text:style-name="T1">ФАКУЛЬТЕТ КОМПЬЮТЕРНЫХ И ФИЗИКО-МАТЕМАТИЧЕСКИХ НАУК</text:span><text:span text:style-name="T1"><text:line-break/></text:span><text:span text:style-name="T1">КАФЕДРА ПРИКЛАДНОЙ МАТЕМАТИКИ И ИНФОРМАТИКИ</text:span></text:p>
          </draw:text-box>
        </draw:frame>
        <draw:frame draw:style-name="gr1" draw:text-style-name="P3" draw:layer="layout" svg:width="24.158cm" svg:height="3.5cm" svg:x="2.842cm" svg:y="8cm">
          <draw:text-box>
            <text:p text:style-name="P2"><text:span text:style-name="T2">Тема: Сравнительный анализ</text:span></text:p>
            <text:p text:style-name="P2"><text:span text:style-name="T2">алгоритмов поиска в словар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5" draw:layer="layout" svg:width="26.5cm" svg:height="1.8cm" svg:x="0.4cm" svg:y="0.2cm" presentation:class="title" presentation:user-transformed="true">
          <draw:text-box>
            <text:p text:style-name="P5"><text:span text:style-name="T3">Введение</text:span></text:p>
          </draw:text-box>
        </draw:frame>
        <draw:frame presentation:style-name="pr4" draw:text-style-name="P6" draw:layer="layout" svg:width="25.199cm" svg:height="9.134cm" svg:x="2cm" svg:y="3.685cm" presentation:class="outline" presentation:user-transformed="true">
          <draw:text-box>
            <text:list text:style-name="L3">
              <text:list-item>
                <text:p text:style-name="P6"><text:span text:style-name="T4">В информатике поиск слов в словарях — это </text:span><text:span text:style-name="T4">фундаментальная операция, которую можно </text:span><text:span text:style-name="T4">эффективно выполнять с помощью различных </text:span><text:span text:style-name="T4">структур данных. Три из самых </text:span><text:span text:style-name="T4">распространенных структур для этой цели — </text:span><text:span text:style-name="T4">это бинарное дерево поиска (BST), хеш-</text:span><text:span text:style-name="T4">таблица (Hash Table) и префиксное дерево </text:span><text:span text:style-name="T4">(Trie). Каждая из этих структур имеет свои </text:span><text:span text:style-name="T4">особенности, преимущества и недостатки, что </text:span><text:span text:style-name="T4">делает их более подходящими для различных </text:span><text:span text:style-name="T4">сценариев использования. В этой презентации </text:span><text:span text:style-name="T4">рассматривается работа, преимущества и </text:span><text:span text:style-name="T4">ограничения этих структур при поиске слов в </text:span><text:span text:style-name="T4">словаре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 presentation:user-transformed="true">
          <draw:text-box>
            <text:p text:style-name="P6"><text:span text:style-name="T4">1. Бинарное Дерево Поиска (BST)</text:span></text:p>
          </draw:text-box>
        </draw:frame>
        <draw:frame presentation:style-name="pr7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5">1. Бинарное Дерево Поиска (BST)</text:span></text:p>
                <text:list>
                  <text:list-item>
                    <text:p text:style-name="P8"><text:span text:style-name="T5">Работа: BST — это структура данных в виде дерева, где каждый </text:span><text:span text:style-name="T5">узел имеет максимум два потомка, при этом левый потомок </text:span><text:span text:style-name="T5">содержит значение меньшее, чем у родительского узла, а правый </text:span><text:span text:style-name="T5">— значение большее.</text:span></text:p>
                  </text:list-item>
                </text:list>
              </text:list-item>
              <text:list-item>
                <text:p text:style-name="P7"><text:span text:style-name="T5">Преимущества:</text:span></text:p>
                <text:list>
                  <text:list-item>
                    <text:p text:style-name="P8"><text:span text:style-name="T5">Обеспечивает поиск, вставку и удаление элементов за время O(log </text:span><text:span text:style-name="T5">n) в случае </text:span><text:span text:style-name="T5"><text:tab/></text:span><text:span text:style-name="T5">сбалансированного дерева.</text:span></text:p>
                  </text:list-item>
                  <text:list-item>
                    <text:p text:style-name="P8"><text:span text:style-name="T5">Порядок элементов может легко поддерживаться, позволяя </text:span><text:span text:style-name="T5">проходить их по порядку.</text:span></text:p>
                  </text:list-item>
                </text:list>
              </text:list-item>
              <text:list-item>
                <text:p text:style-name="P7"><text:span text:style-name="T5">Недостатки:</text:span></text:p>
                <text:list>
                  <text:list-item>
                    <text:p text:style-name="P8"><text:span text:style-name="T5">В худшем случае, если дерево несбалансировано, операции могут </text:span><text:span text:style-name="T5">ухудшаться до O(n).</text:span></text:p>
                  </text:list-item>
                  <text:list-item>
                    <text:p text:style-name="P8"><text:span text:style-name="T5">Поддержание баланса дерева может требовать дополнительных </text:span><text:span text:style-name="T5">операций (как в AVL или </text:span><text:span text:style-name="T5"><text:tab/></text:span><text:span text:style-name="T5">красно-черных деревьях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6"><text:span text:style-name="T4">2. Хеш-таблица (Hash Table)</text:span></text:p>
          </draw:text-box>
        </draw:frame>
        <draw:frame presentation:style-name="pr7" draw:text-style-name="P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9"><text:span text:style-name="T6">Работа: Хеш-таблица использует хеш-функцию для отображения ключей (слов) на индексы </text:span><text:span text:style-name="T6">в массиве. В идеале эта функция равномерно распределяет ключи по массиву.</text:span></text:p>
              </text:list-item>
              <text:list-item>
                <text:p text:style-name="P9"><text:span text:style-name="T6">Преимущества:</text:span></text:p>
                <text:list>
                  <text:list-item>
                    <text:p text:style-name="P10"><text:span text:style-name="T6">Операции поиска, вставки и удаления могут выполняться за время O(1) в среднем, </text:span><text:span text:style-name="T6">если хеш-функция хорошо спроектирована и размер таблицы адекватен.</text:span></text:p>
                  </text:list-item>
                  <text:list-item>
                    <text:p text:style-name="P10"><text:span text:style-name="T6">Эффективна по времени для больших объемов данных.</text:span></text:p>
                  </text:list-item>
                </text:list>
              </text:list-item>
              <text:list-item>
                <text:p text:style-name="P9"><text:span text:style-name="T6">Недостатки:</text:span></text:p>
                <text:list>
                  <text:list-item>
                    <text:p text:style-name="P10"><text:span text:style-name="T6">Возможны коллизии, когда два разных ключа отображаются на один и тот же индекс, </text:span><text:span text:style-name="T6">что требует использования методов разрешения коллизий, таких как цепочки или </text:span><text:span text:style-name="T6">открытая адресация.</text:span></text:p>
                  </text:list-item>
                  <text:list-item>
                    <text:p text:style-name="P10"><text:span text:style-name="T6">Эффективность зависит от хеш-функции и коэффициента загрузки (число элементов, </text:span><text:span text:style-name="T6">деленное на размер таблицы).</text:span></text:p>
                  </text:list-item>
                  <text:list-item>
                    <text:p text:style-name="P10"><text:span text:style-name="T6">Не поддерживает порядок элементов.</text:span></text:p>
                  </text:list-item>
                </text:list>
              </text:list-item>
              <text:list-item>
                <text:p text:style-name="P9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6"><text:span text:style-name="T4">3. Префиксное Дерево (Trie)</text:span></text:p>
          </draw:text-box>
        </draw:frame>
        <draw:frame presentation:style-name="pr7" draw:text-style-name="P11" draw:layer="layout" svg:width="25.199cm" svg:height="9.134cm" svg:x="1.4cm" svg:y="3.685cm" presentation:class="outline">
          <draw:text-box>
            <text:list text:style-name="L3">
              <text:list-item>
                <text:p text:style-name="P11"><text:span text:style-name="T7">Работа: Trie — это префиксное дерево, где каждый узел представляет символ слова. Каждый </text:span><text:span text:style-name="T7">путь от корня до листа представляет слово из словаря.</text:span></text:p>
              </text:list-item>
              <text:list-item>
                <text:p text:style-name="P11"><text:span text:style-name="T7">Преимущества:</text:span></text:p>
                <text:list>
                  <text:list-item>
                    <text:p text:style-name="P10"><text:span text:style-name="T7">Обеспечивает поиск слов и префиксов за время O(m), где m — длина слова.</text:span></text:p>
                  </text:list-item>
                  <text:list-item>
                    <text:p text:style-name="P10"><text:span text:style-name="T7">Поддерживает эффективный поиск префиксов и автодополнение.</text:span></text:p>
                  </text:list-item>
                  <text:list-item>
                    <text:p text:style-name="P10"><text:span text:style-name="T7">Не имеет коллизий, и порядок лексикографических слов может поддерживаться </text:span><text:span text:style-name="T7">естественным образом.</text:span></text:p>
                  </text:list-item>
                </text:list>
              </text:list-item>
              <text:list-item>
                <text:p text:style-name="P11"><text:span text:style-name="T7">Недостатки:</text:span></text:p>
                <text:list>
                  <text:list-item>
                    <text:p text:style-name="P10"><text:span text:style-name="T7">Может потреблять много памяти, особенно если многие слова имеют короткие общие </text:span><text:span text:style-name="T7">префиксы.</text:span></text:p>
                  </text:list-item>
                  <text:list-item>
                    <text:p text:style-name="P10"><text:span text:style-name="T7">Вставка и удаление могут быть сложными и менее эффективными по времени по </text:span><text:span text:style-name="T7">сравнению с другими структурами, в зависимости от реализации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text-style-name="P6" draw:layer="layout" svg:width="26.5cm" svg:height="1.8cm" svg:x="0.4cm" svg:y="0.2cm" presentation:class="title">
          <draw:text-box>
            <text:p text:style-name="P6"><text:span text:style-name="T4">Заключение</text:span></text:p>
          </draw:text-box>
        </draw:frame>
        <draw:frame presentation:style-name="pr7" draw:text-style-name="P12" draw:layer="layout" svg:width="25.199cm" svg:height="9.134cm" svg:x="1.4cm" svg:y="3.685cm" presentation:class="outline">
          <draw:text-box>
            <text:list text:style-name="L3">
              <text:list-header>
                <text:p text:style-name="P12"><text:span text:style-name="T7">Выбор подходящей структуры данных для поиска слов в словаре зависит от конкретных </text:span><text:span text:style-name="T7">требований к производительности и памяти приложения. Бинарное дерево поиска (BST) </text:span><text:span text:style-name="T7">подходит для приложений, где важен порядок элементов и дерево может быть сбалансировано. </text:span><text:span text:style-name="T7">Хеш-таблица обеспечивает отличную производительность поиска в среднем, но требует </text:span><text:span text:style-name="T7">хорошей хеш-функции и может не поддерживать порядок элементов. Trie идеально подходит </text:span><text:span text:style-name="T7">для поиска префиксов и автодополнения, хотя может потреблять больше памяти.</text:span></text:p>
                <text:p text:style-name="P12"><text:span text:style-name="T7">Каждая из этих структур данных имеет свое место и применение в зависимости от конкретного </text:span><text:span text:style-name="T7">сценария, и их понимание помогает принимать обоснованные решения для эффективной </text:span><text:span text:style-name="T7">реализации поисков в словарях.</text:span></text:p>
                <text:p text:style-name="P12"><text:span text:style-name="T7"/></text:p>
              </text:list-header>
            </text:list>
          </draw:text-box>
        </draw:frame>
        <draw:frame draw:style-name="gr1" draw:text-style-name="P14" draw:layer="layout" svg:width="2.492cm" svg:height="0.644cm" svg:x="12.722cm" svg:y="2.674cm">
          <draw:text-box>
            <text:p text:style-name="P13">Заключение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wiss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PT" style:letter-kerning="true" style:font-name-asian="F" style:font-family-generic-asian="roman" style:font-size-asian="12pt" style:language-asian="zh" style:country-asian="CN" style:font-name-complex="F" style:font-family-generic-complex="roman" style:font-size-complex="12pt" style:language-complex="hi" style:country-complex="IN"/>
    </style:style>
    <style:style style:name="Heading_20_1" style:display-name="Heading 1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2" style:display-name="Heading 2" style:family="graphic">
      <style:paragraph-properties fo:margin-top="0.623cm" fo:margin-bottom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cm" style:text-autospace="none"/>
      <style:text-properties style:font-name="Liberation Sans" fo:font-family="'Liberation Sans', Arial" style:font-family-generic="swiss" style:font-pitch="variable" fo:font-size="14pt" fo:font-weight="bold" style:font-name-asian="Noto Sans CJK SC" style:font-family-asian="'Noto Sans CJK SC'" style:font-pitch-asian="variable" style:font-size-asian="14pt" style:font-weight-asian="bold" style:font-name-complex="Liberation Sans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cm" style:text-autospace="none"/>
      <style:text-properties style:font-name="Liberation Sans" fo:font-family="'Liberation Sans', Arial" style:font-family-generic="swiss" style:font-pitch="variable" fo:font-size="13pt" fo:font-style="italic" fo:font-weight="bold" style:font-name-asian="Noto Sans CJK SC" style:font-family-asian="'Noto Sans CJK SC'" style:font-pitch-asian="variable" style:font-size-asian="13pt" style:font-style-asian="italic" style:font-weight-asian="bold" style:font-name-complex="Liberation Sans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" fo:font-family="'Liberation Sans', Arial" style:font-family-generic="swiss" style:font-pitch="variable" fo:font-size="12pt" fo:font-weight="bold" style:font-name-asian="Noto Sans CJK SC" style:font-family-asian="'Noto Sans CJK SC'" style:font-pitch-asian="variable" style:font-size-asian="12pt" style:font-weight-asian="bold" style:font-name-complex="Liberation Sans" style:font-family-complex="'Liberation Sans', Arial" style:font-family-generic-complex="swiss" style:font-pitch-complex="variable" style:font-size-complex="12pt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12pt" fo:font-style="italic" fo:font-weight="bold" style:font-name-asian="Noto Sans CJK SC" style:font-family-asian="'Noto Sans CJK SC'" style:font-pitch-asian="variable" style:font-size-asian="12pt" style:font-style-asian="italic" style:font-weight-asian="bold" style:font-name-complex="Liberation Sans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10pt" fo:font-weight="bold" style:font-name-asian="Noto Sans CJK SC" style:font-family-asian="'Noto Sans CJK SC'" style:font-pitch-asian="variable" style:font-size-asian="10pt" style:font-weight-asian="bold" style:font-name-complex="Liberation Sans" style:font-family-complex="'Liberation Sans', Arial" style:font-family-generic-complex="swiss" style:font-pitch-complex="variable" style:font-size-complex="10pt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10pt" fo:font-style="italic" fo:font-weight="bold" style:font-name-asian="Noto Sans CJK SC" style:font-family-asian="'Noto Sans CJK SC'" style:font-pitch-asian="variable" style:font-size-asian="10pt" style:font-style-asian="italic" style:font-weight-asian="bold" style:font-name-complex="Liberation Sans" style:font-family-complex="'Liberation Sans', Arial" style:font-family-generic-complex="swiss" style:font-pitch-complex="variable" style:font-size-complex="10pt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9pt" fo:font-weight="bold" style:font-name-asian="Noto Sans CJK SC" style:font-family-asian="'Noto Sans CJK SC'" style:font-pitch-asian="variable" style:font-size-asian="9pt" style:font-weight-asian="bold" style:font-name-complex="Liberation Sans" style:font-family-complex="'Liberation Sans', Arial" style:font-family-generic-complex="swiss" style:font-pitch-complex="variable" style:font-size-complex="9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Rodapé_20_Caráter" style:display-name="Rodapé Caráter" style:family="graphic">
      <style:paragraph-properties style:text-autospace="none"/>
    </style:style>
    <style:style style:name="Tipo_20_de_20_letra_20_predefinido_20_do_20_parágrafo" style:display-name="Tipo de letra predefinido do parágrafo" style:family="graphic">
      <style:paragraph-properties style:text-autospace="none"/>
    </style:style>
    <style:style style:name="Cabeçalho_20_Caráter" style:display-name="Cabeçalho Caráter" style:family="graphic">
      <style:paragraph-properties style:text-autospace="none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size="10pt" fo:font-weight="bold" style:font-name-complex="Mangal" style:font-family-complex="Mangal" style:font-family-generic-complex="roman" style:font-pitch-complex="variable" style:font-size-complex="9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fo:font-size="10pt" style:font-name-complex="Mangal" style:font-family-complex="Mangal" style:font-family-generic-complex="roman" style:font-pitch-complex="variable" style:font-size-complex="9pt"/>
    </style:style>
    <style:style style:name="Ref._20_de_20_comentário" style:display-name="Ref. de comentário" style:family="graphic">
      <style:paragraph-properties style:text-autospace="none"/>
      <style:text-properties fo:font-size="8pt" style:font-size-complex="8pt"/>
    </style:style>
    <style:style style:name="Endnote_20_Reference" style:display-name="Endnote Reference" style:family="graphic">
      <style:paragraph-properties style:text-autospace="none"/>
      <style:text-properties style:text-position="11% 100%"/>
    </style:style>
    <style:style style:name="Caracteres_20_de_20_nota_20_de_20_fim" style:display-name="Caracteres de nota de fim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100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ínculo_20_de_20_índice" style:display-name="Vínculo de índice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nha_20_horizontal" style:display-name="Linha horizontal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Normal1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PT" style:letter-kerning="true" style:font-name-asian="F" style:font-family-generic-asian="roman" style:font-size-asian="12pt" style:language-asian="zh" style:country-asian="CN" style:font-name-complex="F" style:font-family-generic-complex="roman" style:font-size-complex="12pt" style:language-complex="hi" style:country-complex="IN"/>
    </style:style>
    <style:style style:name="Header" style:family="graphic">
      <style:paragraph-properties style:text-autospace="none" loext:tab-stop-distance="0cm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Cabeçalho_20_e_20_Rodapé" style:display-name="Cabeçalho e Rodapé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Assunto_20_de_20_comentário" style:display-name="Assunto de comentário" style:family="graphic">
      <style:paragraph-properties style:text-autospace="none"/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10pt" style:font-weight-complex="bold"/>
    </style:style>
    <style:style style:name="Texto_20_de_20_comentário" style:display-name="Texto de comentário" style:family="graphic">
      <style:paragraph-properties style:text-autospace="none"/>
      <style:text-properties fo:font-size="10pt" style:font-size-asian="10pt" style:font-name-complex="Mangal" style:font-family-complex="Mangal" style:font-family-generic-complex="roman" style:font-pitch-complex="variable" style:font-size-complex="10pt"/>
    </style:style>
    <style:style style:name="Endnote_20_Text" style:display-name="End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Footnote_20_Text" style:display-name="Footnote Text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exto_20_préformatado" style:display-name="Texto préformatado" style:family="graphic">
      <style:paragraph-properties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Título_20_10" style:display-name="Título 10" style:family="graphic">
      <style:paragraph-properties fo:margin-top="0.187cm" fo:margin-bottom="0.187cm" style:text-autospace="none"/>
      <style:text-properties style:font-name="Liberation Sans" fo:font-family="'Liberation Sans', Arial" style:font-family-generic="swiss" style:font-pitch="variable" fo:font-size="9pt" fo:font-weight="bold" style:font-name-asian="Noto Sans CJK SC" style:font-family-asian="'Noto Sans CJK SC'" style:font-pitch-asian="variable" style:font-size-asian="9pt" style:font-weight-asian="bold" style:font-name-complex="Liberation Sans" style:font-family-complex="'Liberation Sans', Arial" style:font-family-generic-complex="swiss" style:font-pitch-complex="variable" style:font-size-complex="9pt" style:font-weight-complex="bold"/>
    </style:style>
    <style:style style:name="TOC_20_3" style:display-name="TOC 3" style:family="graphic">
      <style:paragraph-properties fo:margin-left="1.376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OC_20_1" style:display-name="TOC 1" style:family="graphic">
      <style:paragraph-properties fo:line-height="150%" fo:text-align="justify" style:text-autospace="none" loext:tab-stop-distance="0cm">
        <style:tab-stops>
          <style:tab-stop style:position="1.369cm"/>
          <style:tab-stop style:position="29.076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OC_20_Heading" style:display-name="TOC Heading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language-asian="ru" style:country-asian="RU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Cabeçalho_20_de_20_índice_20_remissivo" style:display-name="Cabeçalho de índice remissivo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TOC_20_2" style:display-name="TOC 2" style:family="graphic">
      <style:paragraph-properties fo:margin-left="0.688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1:41:46.758078844</meta:creation-date>
    <meta:editing-duration>PT9M21S</meta:editing-duration>
    <meta:editing-cycles>2</meta:editing-cycles>
    <meta:generator>LibreOffice/24.2.3.2$Linux_X86_64 LibreOffice_project/420$Build-2</meta:generator>
    <dc:title>Portfolio</dc:title>
    <dc:date>2024-06-10T11:51:06.287867505</dc:date>
    <meta:document-statistic meta:object-count="82"/>
  </office:meta>
</office:document-meta>
</file>